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ac3" officeooo:paragraph-rsid="00181ac3"/>
    </style:style>
    <style:style style:name="P2" style:family="paragraph" style:parent-style-name="Standard">
      <style:text-properties officeooo:rsid="001a0c02" officeooo:paragraph-rsid="001a0c02"/>
    </style:style>
    <style:style style:name="P3" style:family="paragraph" style:parent-style-name="Standard">
      <style:text-properties officeooo:rsid="001b4c48" officeooo:paragraph-rsid="001b4c48"/>
    </style:style>
    <style:style style:name="P4" style:family="paragraph" style:parent-style-name="Standard">
      <style:text-properties officeooo:rsid="001d2e03" officeooo:paragraph-rsid="001d2e03"/>
    </style:style>
    <style:style style:name="T1" style:family="text">
      <style:text-properties officeooo:rsid="001b4c48"/>
    </style:style>
    <style:style style:name="T2" style:family="text">
      <style:text-properties officeooo:rsid="001dde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aquet entité garde la classe position qui posede les proprietés de coordonnes dans le jeu, il possede aussi la classe Entité qui garde la taille, sprites, couleurs, position et id de chaque entite du jeu. Puis la classe personnage herite la classe entité et inclus aussi les differents statistiques des joueurs et ennemis comme les points d’attaque, de magie, la vie, la vitesse ou le type d’attaque, cette classe est puis herité par la classe joueur qui inclus un nom et la classe ennemi qui possede des paramettres pour savoir s’il est en mouvement et leur patron d’attaque. La classe props herite aussi de la classe entité et cela s’agit des objets du scenario avec lesquels on peut collisionner.</text:p>
      <text:p text:style-name="P1"/>
      <text:p text:style-name="P1">Le paquet data garde l’interface Loader qui permet de charger les cartes du paquet et savoir laquelle est la prochaine carte.</text:p>
      <text:p text:style-name="P1"/>
      <text:p text:style-name="P1"/>
      <text:p text:style-name="P1">Le paquet map possede la classe map, cette classe possede des atributs qui nous permet de savoir les entites sur la carte et son nombre, les attaques qui sont executés, le es enemis et son nombre, la taille de la carte et l’image de fond. Ses methodes nous permettent de modifier les entités sur la carte.</text:p>
      <text:p text:style-name="P1"/>
      <text:p text:style-name="P1"/>
      <text:p text:style-name="P2">Le paquet attack possede toutes les classes qui permettent d’attaquer, on trouve les interfaces Damager et DammagerEnnemi qui permettent d’attaquer a un ennemi et a un joueur respectivement, AtkUpdater permet d’actualiser les attaques sur la carte, AtkDeplaceur permet de deplacer les ataques sur la carte, attackPattern nous donne les informations d’un type d’attaque comme sa taille <text:span text:style-name="T1">et attack fait de cette attaque une entité. Pour attaquer il faut du coup utiliser l’interface Attaqueur.</text:span></text:p>
      <text:p text:style-name="P2"/>
      <text:p text:style-name="P2"/>
      <text:p text:style-name="P3">Le paquet collisionneur prend en charge les differents collisioneurs, on trouve par exemple l’interface collisioneurMouvement qui permet de tester la collision lors du deplacement des personnages et des ennemis, ce paquet possede aussi le collisionneurAttaque qui permet de detecter la collision des attaques envers les joueurs ou enemis</text:p>
      <text:p text:style-name="P1"/>
      <text:p text:style-name="P3"/>
      <text:p text:style-name="P3">Dans le paquet deplacement on trouve l’interface deplaceur qui permet de deplacer un joueur (DeplacerBasique) et nous permet aussi de deplacer un ennemi (DeplacerEnnemi)</text:p>
      <text:p text:style-name="P3"/>
      <text:p text:style-name="P3"/>
      <text:p text:style-name="P4">Hors ces paquets on trouve la classe Direction qui nous permet de modeliser une direction, une classe Loop qui nous permet d’avoir une boucle dans le jeu, cette boucle sera observé par l’interface Observer qui va nous permettre d’executer du code cote joueur et cote ennemi a chaque tour de boucle. Et puis on a le manager qui sera en charge d’appeler toutes les classes dont on aura besoin dans les differents paquets, il possede aussi les atributs de la liste de touches, la table des events des touches, la carte actuelle, le joueur, les deux boucles utilisés et le niveau actuel ; <text:span text:style-name="T2">cette classe possede aussi les methodes de deplacement et d’atta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18:55:09.025171892</meta:creation-date>
    <dc:date>2022-01-20T19:29:53.689947151</dc:date>
    <meta:editing-duration>PT13M34S</meta:editing-duration>
    <meta:editing-cycles>3</meta:editing-cycles>
    <meta:generator>LibreOffice/6.1.5.2$Linux_X86_64 LibreOffice_project/10$Build-2</meta:generator>
    <meta:document-statistic meta:table-count="0" meta:image-count="0" meta:object-count="0" meta:page-count="1" meta:paragraph-count="7" meta:word-count="455" meta:character-count="2782" meta:non-whitespace-character-count="2334"/>
  </office:meta>
</office:document-meta>
</file>